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signment Questions</text:p>
      <text:list xml:id="list8006433918538528844" text:style-name="L1">
        <text:list-header>
          <text:p text:style-name="P3"/>
        </text:list-header>
        <text:list-item>
          <text:p text:style-name="P3">Explain how the addressing process in process communication is and how process communication happens using sockets.</text:p>
        </text:list-item>
      </text:list>
      <text:p text:style-name="P1">A socket could be considered as a final endpoint for sending or receiving data on a computer network. A typical system configuration involing socket communication would involve Client/Server architecture. Within this paradigm, the communication process would involve the socket on the server to wait for a request from a socket on a client. However, in order for this process to occur, a connection between the two must be made, normally by way of the server establishing an address of some kind that clients can find and connect to. Once the connection is made, and a request has been sent to the server by the client, the server performs the clients request then sends back the reply to the client.</text:p>
      <text:list xml:id="list5567674090458352187" text:style-name="L2">
        <text:list-item>
          <text:p text:style-name="P4">Suppose you wanted to do a transaction from a remote client to a server as fast as possible . would you use UDP or TCP? Why?</text:p>
        </text:list-item>
      </text:list>
      <text:p text:style-name="P1">UDP would be the best choice in regards to speed. This is due to the fact that there is no overhead for opening, maintaining, and terminating a connection, whereas TCP requires a connection before the transmission of data. That being said, if the 'transaction' is say, a money transaction from a bank account, it may be safer to use TCP instead. This is because TCP essentially guarantess the delivery data, as a connection must be created before data is sent, which is not the case with UDP. TCP also supports data retransmission, while UDP does not. It could be extremely problematic if a system that performed operations involing the movement of money went wrong in anyway.</text:p>
      <text:list xml:id="list32471627" text:continue-numbering="true" text:style-name="L2">
        <text:list-item>
          <text:p text:style-name="P4">Explain how browsers use the HTTP to retrieve web pages. Your explanation must include the http request and response format. <text:s/></text:p>
        </text:list-item>
      </text:list>
      <text:p text:style-name="P1">First, if the entered URL contains a domain name, the user's browser service will connect to that domain name service (DNS) and retrieve the IP address associated with that web server. Once a connection from the client to the server has been established, the web browser sends an HTTP request for the desired web page/data/image etc. Once the request is recieved by the server, the server sends back the requested web page, or creates an error 404 (page not found) if the page does not exist or cannot be found. At this stage, the connection between client and server is closed, and the web browser parses through the elements of the page it needs to complete and display it. </text:p>
      <text:list xml:id="list32455934" text:continue-numbering="true" text:style-name="L2">
        <text:list-item>
          <text:p text:style-name="P4">What is the role of HTTP? Why is it called a stateless protocol? </text:p>
        </text:list-item>
      </text:list>
      <text:p text:style-name="P1">HTTP is called a stateless protocol as has many of the features/behaviours of a stateless protocol, the two main ones being that it does not retain information about users <text:s/>over the duration of requests, and that each command/request is executed independently, without knowledge of prior requests made by a client. However, the need to track a clients progress between pages is occasionly needed, and for this reason 'cookies' are employed.</text:p>
      <text:list xml:id="list32462143" text:continue-numbering="true" text:style-name="L2">
        <text:list-item>
          <text:p text:style-name="P4">What is the role of Proxy server (Caching) </text:p>
        </text:list-item>
      </text:list>
      <text:p text:style-name="P1">A proxy server is placed between a client and server <text:s/>mainly for security measures, and acts a way to verify and forward incoming client requests. Proxy servers can also be used to speed up resource access, scan for malware, circumvent regional restrictions, and to allow websites to make requests to externally hosted resources when restrictions would normally prevent this.</text:p>
      <text:list xml:id="list32481755" text:continue-numbering="true" text:style-name="L2">
        <text:list-item>
          <text:p text:style-name="P4"><text:soft-page-break/>How web applications/sites identifies users. Explain how cookies used for this purpose. </text:p>
        </text:list-item>
      </text:list>
      <text:p text:style-name="P1">The most simple way that web services identify users is by their IP adress (Internet Protocol). A user's IP adress is often assigned to them by their ISP (Internet Service Provider), or by a local network, such as the user's office at work. An alternative way of identifying users is via 'Cookies'. A 'Cookie' is a small file placed on the user's computer or browser that is used to store information about the user, such as log in information, language preferences and page navigation history. One essential piece of data within a 'Cookie' is a unique user identifier, which web services access when a connection is made to identify the user.</text:p>
      <text:list xml:id="list32479385" text:continue-numbering="true" text:style-name="L2">
        <text:list-item>
          <text:p text:style-name="P4">What is the role of DNS server</text:p>
        </text:list-item>
      </text:list>
      <text:p text:style-name="P1">A DNS can be though of as the internet's version of a phone book. The main role of a DNS server is to convert the 'human-readable' name of a website (e.g. <text:a xlink:type="simple" xlink:href="http://Www.HelloJamshid.com/" text:style-name="Internet_20_link" text:visited-style-name="Visited_20_Internet_20_Link">Www.HelloJamshid.com</text:a>) into an IP adress. By doing so, the DNS allows for the identification of the unique IP adress <text:s/>that is associated with the website UR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0-19T12:26:08.81</dc:date>
    <dc:creator>will black</dc:creator>
    <meta:editing-duration>P11DT14H37M38S</meta:editing-duration>
    <meta:editing-cycles>255</meta:editing-cycles>
    <meta:generator>OpenOffice/4.1.6$Win32 OpenOffice.org_project/416m1$Build-9790</meta:generator>
    <meta:document-statistic meta:table-count="0" meta:image-count="0" meta:object-count="0" meta:page-count="2" meta:paragraph-count="15" meta:word-count="762" meta:character-count="4447"/>
  </office:meta>
</office:document-meta>
</file>